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8000002D58F559698869C3AC8.png" manifest:media-type="image/png"/>
  <manifest:file-entry manifest:full-path="Pictures/10000001000002650000032C75E592CE916653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6.1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77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24cm, 0.416cm, 0.001cm, 0.464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eehive1-title">
      <style:graphic-properties draw:auto-grow-height="true" fo:min-height="2.5cm"/>
      <style:paragraph-properties style:writing-mode="lr-tb"/>
    </style:style>
    <style:style style:name="pr2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custom-shape draw:style-name="gr1" draw:text-style-name="P1" draw:layer="layout" svg:width="26.67cm" svg:height="1.905cm" svg:x="0.635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59cm" svg:height="11.165cm" svg:x="-0.635cm" svg:y="2.54cm">
          <draw:image xlink:href="Pictures/10000001000002650000032C75E592CE91665397.png" xlink:type="simple" xlink:show="embed" xlink:actuate="onLoad" draw:mime-type="image/png">
            <text:p/>
          </draw:image>
        </draw:frame>
        <draw:frame presentation:style-name="pr1" draw:text-style-name="P3" draw:layer="layout" svg:width="25cm" svg:height="2.5cm" svg:x="1.213cm" svg:y="0.192cm" presentation:class="title" presentation:user-transformed="true">
          <draw:text-box>
            <text:p>ISIS leader killed in Syria by Turkish intelligence</text:p>
          </draw:text-box>
        </draw:frame>
        <draw:frame draw:style-name="gr3" draw:text-style-name="P2" draw:layer="layout" svg:width="15.298cm" svg:height="10.023cm" svg:x="12.701cm" svg:y="3.175cm">
          <draw:image xlink:href="Pictures/10000001000002C8000002D58F559698869C3A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cm" svg:height="11cm" svg:x="3cm" svg:y="2.25cm" draw:page-number="1" presentation:class="page"/>
          <draw:frame presentation:style-name="pr2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0">
        <office:forms form:automatic-focus="false" form:apply-design-mode="false"/>
        <presentation:notes draw:style-name="dp2">
          <draw:page-thumbnail draw:style-name="gr4" draw:layer="layout" svg:width="15cm" svg:height="11cm" svg:x="3cm" svg:y="2.25cm" draw:page-number="2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15:12:01.806232749</meta:creation-date>
    <meta:editing-duration>PT49S</meta:editing-duration>
    <meta:editing-cycles>2</meta:editing-cycles>
    <meta:generator>LibreOffice/7.3.4.2$Linux_X86_64 LibreOffice_project/30$Build-2</meta:generator>
    <dc:title>Beehive</dc:title>
    <dc:date>2023-05-01T15:12:47.410538272</dc:date>
    <meta:document-statistic meta:object-count="144"/>
  </office:meta>
</office:document-meta>
</file>